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4-09-2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4552" calcext:value-type="float">
            <text:p>-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4-08-2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51336" calcext:value-type="float">
            <text:p>-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4-07-2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62816" calcext:value-type="float">
            <text:p>-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4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80976" calcext:value-type="float">
            <text:p>-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4-05-3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48488" calcext:value-type="float">
            <text:p>-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4-04-2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80592" calcext:value-type="float">
            <text:p>-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4-03-28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73912" calcext:value-type="float">
            <text:p>-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12-2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11-2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9492" calcext:value-type="float">
            <text:p>-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10-2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38888" calcext:value-type="float">
            <text:p>-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9-27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01144" calcext:value-type="float">
            <text:p>-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8-25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02312" calcext:value-type="float">
            <text:p>-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7-2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492" calcext:value-type="float">
            <text:p>-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6-29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41808" calcext:value-type="float">
            <text:p>-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5-23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2456" calcext:value-type="float">
            <text:p>-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3-3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54456" calcext:value-type="float">
            <text:p>-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2-2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96544" calcext:value-type="float">
            <text:p>-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3-01-2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12-2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74752" calcext:value-type="float">
            <text:p>-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11-2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15672" calcext:value-type="float">
            <text:p>-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10-26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2248" calcext:value-type="float">
            <text:p>-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09-2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01856" calcext:value-type="float">
            <text:p>-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08-2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07952" calcext:value-type="float">
            <text:p>-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07-2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6152" calcext:value-type="float">
            <text:p>-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06-1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9448" calcext:value-type="float">
            <text:p>-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05-2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01472" calcext:value-type="float">
            <text:p>-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03-2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6736" calcext:value-type="float">
            <text:p>-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2-01-30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14376" calcext:value-type="float">
            <text:p>-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12-2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23648" calcext:value-type="float">
            <text:p>-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11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97512" calcext:value-type="float">
            <text:p>-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10-2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1476" calcext:value-type="float">
            <text:p>-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9-1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4024" calcext:value-type="float">
            <text:p>-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8-19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3312" calcext:value-type="float">
            <text:p>-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7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7864" calcext:value-type="float">
            <text:p>-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6-2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16312" calcext:value-type="float">
            <text:p>-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5-1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88824" calcext:value-type="float">
            <text:p>-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4-1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88824" calcext:value-type="float">
            <text:p>-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3-2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5588" calcext:value-type="float">
            <text:p>-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2-2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492" calcext:value-type="float">
            <text:p>-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1-01-1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32208" calcext:value-type="float">
            <text:p>-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11-16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2072" calcext:value-type="float">
            <text:p>-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10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09-17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08-2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07-17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06-2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05-2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0752" calcext:value-type="float">
            <text:p>-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04-2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03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65736" calcext:value-type="float">
            <text:p>-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20-02-2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14048" calcext:value-type="float">
            <text:p>-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12-13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3112" calcext:value-type="float">
            <text:p>-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11-20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99904" calcext:value-type="float">
            <text:p>-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10-09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09-1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08-1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07-1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05-14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04-12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0328" calcext:value-type="float">
            <text:p>-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9-03-1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57304" calcext:value-type="float">
            <text:p>-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12-13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4952" calcext:value-type="float">
            <text:p>-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11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77984" calcext:value-type="float">
            <text:p>-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10-0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876" calcext:value-type="float">
            <text:p>-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09-1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08-10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7064" calcext:value-type="float">
            <text:p>-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07-1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0152" calcext:value-type="float">
            <text:p>-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06-12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2968" calcext:value-type="float">
            <text:p>-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05-16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9144" calcext:value-type="float">
            <text:p>-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04-18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03-13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13208" calcext:value-type="float">
            <text:p>-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8-01-09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47576" calcext:value-type="float">
            <text:p>-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7-12-13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11" calcext:value-type="float">
            <text:p>-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7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9192" calcext:value-type="float">
            <text:p>-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7-10-11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2216" calcext:value-type="float">
            <text:p>-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7-03-1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3876" calcext:value-type="float">
            <text:p>-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7-02-16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13208" calcext:value-type="float">
            <text:p>-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7-01-13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8156" calcext:value-type="float">
            <text:p>-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6-12-14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08536" calcext:value-type="float">
            <text:p>-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6-10-26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6-09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3248" calcext:value-type="float">
            <text:p>-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4-10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0352" calcext:value-type="float">
            <text:p>-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4-09-2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8224" calcext:value-type="float">
            <text:p>-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4-08-2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4-06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4336" calcext:value-type="float">
            <text:p>-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4-05-2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43872" calcext:value-type="float">
            <text:p>-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4-04-2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136" calcext:value-type="float">
            <text:p>-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4-02-2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9388" calcext:value-type="float">
            <text:p>-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11-2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298" calcext:value-type="float">
            <text:p>-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10-3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256" calcext:value-type="float">
            <text:p>-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09-26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384" calcext:value-type="float">
            <text:p>-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08-28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576" calcext:value-type="float">
            <text:p>-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07-2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06-2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05-2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496" calcext:value-type="float">
            <text:p>-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04-2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592" calcext:value-type="float">
            <text:p>-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3-03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396" calcext:value-type="float">
            <text:p>-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2-10-2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676" calcext:value-type="float">
            <text:p>-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2-09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528" calcext:value-type="float">
            <text:p>-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2-08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52" calcext:value-type="float">
            <text:p>-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2-06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0808" calcext:value-type="float">
            <text:p>-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2-05-3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13392" calcext:value-type="float">
            <text:p>-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2-03-1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4628" calcext:value-type="float">
            <text:p>-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11-2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062" calcext:value-type="float">
            <text:p>-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10-2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9-2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8-2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6488" calcext:value-type="float">
            <text:p>-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7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204" calcext:value-type="float">
            <text:p>-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6-2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1744" calcext:value-type="float">
            <text:p>-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5-2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90176" calcext:value-type="float">
            <text:p>-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4-2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3408" calcext:value-type="float">
            <text:p>-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3-2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5588" calcext:value-type="float">
            <text:p>-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2-2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206" calcext:value-type="float">
            <text:p>-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1-01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158" calcext:value-type="float">
            <text:p>-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12-0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2332" calcext:value-type="float">
            <text:p>-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10-2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35896" calcext:value-type="float">
            <text:p>-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08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25584" calcext:value-type="float">
            <text:p>-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07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6944" calcext:value-type="float">
            <text:p>-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06-2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80448" calcext:value-type="float">
            <text:p>-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03-3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826" calcext:value-type="float">
            <text:p>-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10-02-2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9492" calcext:value-type="float">
            <text:p>-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11-2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3292" calcext:value-type="float">
            <text:p>-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10-2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09-2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08-2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784" calcext:value-type="float">
            <text:p>-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06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6048" calcext:value-type="float">
            <text:p>-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9408" calcext:value-type="float">
            <text:p>-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1424" calcext:value-type="float">
            <text:p>-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4732" calcext:value-type="float">
            <text:p>-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7676" calcext:value-type="float">
            <text:p>-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2304" calcext:value-type="float">
            <text:p>-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8-05-2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85832" calcext:value-type="float">
            <text:p>-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8-04-2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9868" calcext:value-type="float">
            <text:p>-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8-03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48032" calcext:value-type="float">
            <text:p>-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8-02-2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5004" calcext:value-type="float">
            <text:p>-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7-08-2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4584" calcext:value-type="float">
            <text:p>-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7-07-3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28176" calcext:value-type="float">
            <text:p>-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7-06-2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7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1656" calcext:value-type="float">
            <text:p>-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8064" calcext:value-type="float">
            <text:p>-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52504" calcext:value-type="float">
            <text:p>-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38232" calcext:value-type="float">
            <text:p>-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9552" calcext:value-type="float">
            <text:p>-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0104" calcext:value-type="float">
            <text:p>-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5544" calcext:value-type="float">
            <text:p>-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5544" calcext:value-type="float">
            <text:p>-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0952" calcext:value-type="float">
            <text:p>-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4692" calcext:value-type="float">
            <text:p>-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6536" calcext:value-type="float">
            <text:p>-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8792" calcext:value-type="float">
            <text:p>-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4984" calcext:value-type="float">
            <text:p>-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4984" calcext:value-type="float">
            <text:p>-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568" calcext:value-type="float">
            <text:p>-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944" calcext:value-type="float">
            <text:p>-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016" calcext:value-type="float">
            <text:p>-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432" calcext:value-type="float">
            <text:p>-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824" calcext:value-type="float">
            <text:p>-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00616" calcext:value-type="float">
            <text:p>-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616" calcext:value-type="float">
            <text:p>-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52" calcext:value-type="float">
            <text:p>-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0912" calcext:value-type="float">
            <text:p>-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88" calcext:value-type="float">
            <text:p>-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9784" calcext:value-type="float">
            <text:p>-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016" calcext:value-type="float">
            <text:p>-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76" calcext:value-type="float">
            <text:p>-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88" calcext:value-type="float">
            <text:p>-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52" calcext:value-type="float">
            <text:p>-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08" calcext:value-type="float">
            <text:p>-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8344" calcext:value-type="float">
            <text:p>-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88" calcext:value-type="float">
            <text:p>-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9032" calcext:value-type="float">
            <text:p>-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11224" calcext:value-type="float">
            <text:p>-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1732" calcext:value-type="float">
            <text:p>-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588" calcext:value-type="float">
            <text:p>-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444" calcext:value-type="float">
            <text:p>-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012" calcext:value-type="float">
            <text:p>-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6" calcext:value-type="float">
            <text:p>-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89992" calcext:value-type="float">
            <text:p>-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6028" calcext:value-type="float">
            <text:p>-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968" calcext:value-type="float">
            <text:p>-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684" calcext:value-type="float">
            <text:p>-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444" calcext:value-type="float">
            <text:p>-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684" calcext:value-type="float">
            <text:p>-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452" calcext:value-type="float">
            <text:p>-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452" calcext:value-type="float">
            <text:p>-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022" calcext:value-type="float">
            <text:p>-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26" calcext:value-type="float">
            <text:p>-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26" calcext:value-type="float">
            <text:p>-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404" calcext:value-type="float">
            <text:p>-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5" calcext:value-type="float">
            <text:p>-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26" calcext:value-type="float">
            <text:p>-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2212" calcext:value-type="float">
            <text:p>-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5" calcext:value-type="float">
            <text:p>-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5" calcext:value-type="float">
            <text:p>-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068" calcext:value-type="float">
            <text:p>-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164" calcext:value-type="float">
            <text:p>-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07" calcext:value-type="float">
            <text:p>-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546" calcext:value-type="float">
            <text:p>-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354" calcext:value-type="float">
            <text:p>-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5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21" calcext:value-type="float">
            <text:p>-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734" calcext:value-type="float">
            <text:p>-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8" calcext:value-type="float">
            <text:p>-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972" calcext:value-type="float">
            <text:p>-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876" calcext:value-type="float">
            <text:p>-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446" calcext:value-type="float">
            <text:p>-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8" calcext:value-type="float">
            <text:p>-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24" calcext:value-type="float">
            <text:p>-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972" calcext:value-type="float">
            <text:p>-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24" calcext:value-type="float">
            <text:p>-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876" calcext:value-type="float">
            <text:p>-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018" calcext:value-type="float">
            <text:p>-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3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874" calcext:value-type="float">
            <text:p>-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302" calcext:value-type="float">
            <text:p>-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826" calcext:value-type="float">
            <text:p>-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8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215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41" meta:object-count="0"/>
    <meta:user-defined meta:name="AppVersion">3.0</meta:user-defined>
  </office:meta>
</office:document-meta>
</file>